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LoadTimeWeaver.SimpleLoadTimeWeaver( SimpleInstrumentable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LoadTimeWeaver.getInstrumentable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adTimeWeaver.getThrowaway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adTimeWeaver.SimpleLoadTimeWea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LoadTimeWeaver.addTransformer( ClassFileTransformer transfor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